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color="#333333" draw:fill="solid" draw:fill-color="#ffffff" draw:textarea-horizontal-align="justify" draw:textarea-vertical-align="middle" draw:auto-grow-height="false" fo:min-height="0cm" fo:min-width="0cm" fo:wrap-option="no-wrap"/>
    </style:style>
    <style:style style:name="gr2" style:family="graphic" style:parent-style-name="standard">
      <style:graphic-properties svg:stroke-color="#cfe7f5" draw:fill="solid" draw:fill-color="#94bd5e" draw:textarea-horizontal-align="justify" draw:textarea-vertical-align="middle" draw:auto-grow-height="false"/>
    </style:style>
    <style:style style:name="gr3" style:family="graphic" style:parent-style-name="standard">
      <style:graphic-properties svg:stroke-color="#cfe7f5" draw:fill="solid" draw:fill-color="#00cccc"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svg:stroke-color="#ff9966" draw:fill="solid" draw:fill-color="#ffffff" draw:textarea-horizontal-align="justify" draw:textarea-vertical-align="middle" draw:auto-grow-height="false"/>
    </style:style>
    <style:style style:name="gr6" style:family="graphic" style:parent-style-name="standard">
      <style:graphic-properties draw:stroke="none" svg:stroke-color="#000000" draw:fill="none" draw:fill-color="#ffffff" fo:min-height="0.4cm"/>
    </style:style>
    <style:style style:name="P1" style:family="paragraph">
      <style:paragraph-properties fo:text-align="center"/>
      <style:text-properties fo:font-size="16pt" style:font-size-asian="16pt" style:font-size-complex="16pt"/>
    </style:style>
    <style:style style:name="P2" style:family="paragraph">
      <style:paragraph-properties fo:text-align="center"/>
    </style:style>
    <style:style style:name="P3" style:family="paragraph">
      <style:text-properties fo:font-size="14pt" style:font-size-asian="14pt" style:font-size-complex="14pt"/>
    </style:style>
    <style:style style:name="T1" style:family="text">
      <style:text-properties fo:font-size="16pt" style:font-size-asian="16pt" style:font-size-complex="16pt"/>
    </style:style>
    <style:style style:name="T2" style:family="text">
      <style:text-properties fo:font-size="15pt" style:font-size-asian="15pt" style:font-size-complex="15pt"/>
    </style:style>
    <style:style style:name="T3"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7" draw:id="id7" draw:layer="layout" svg:width="3.5cm" svg:height="2cm" svg:x="4.4cm" svg:y="1.3cm">
          <text:p text:style-name="P1"><text:span text:style-name="T1">Reque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xml:id="id1" draw:id="id1" draw:layer="layout" svg:width="3.6cm" svg:height="2.9cm" svg:x="2.1cm" svg:y="3.7cm">
          <text:p text:style-name="P2">Restore </text:p>
          <text:p text:style-name="P2">view</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2" xml:id="id2" draw:id="id2" draw:layer="layout" svg:width="3.6cm" svg:height="3.1cm" svg:x="6.3cm" svg:y="5.2cm">
          <text:p text:style-name="P2">Apply </text:p>
          <text:p text:style-name="P2">request </text:p>
          <text:p text:style-name="P2">values</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2" xml:id="id3" draw:id="id3" draw:layer="layout" svg:width="3.9cm" svg:height="3.1cm" svg:x="1.639cm" svg:y="7.639cm">
          <text:p text:style-name="P2">Process</text:p>
          <text:p text:style-name="P2">validations</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2" xml:id="id4" draw:id="id4" draw:layer="layout" svg:width="3.9cm" svg:height="3.1cm" svg:x="5.9cm" svg:y="9.3cm">
          <text:p text:style-name="P2">Update </text:p>
          <text:p text:style-name="P2">model </text:p>
          <text:p text:style-name="P2">values</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2" xml:id="id5" draw:id="id5" draw:layer="layout" svg:width="3.9cm" svg:height="3.1cm" svg:x="1.4cm" svg:y="11.8cm">
          <text:p text:style-name="P2">Invoke</text:p>
          <text:p text:style-name="P2">applicatio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2" xml:id="id6" draw:id="id6" draw:layer="layout" svg:width="3.9cm" svg:height="3.1cm" svg:x="5.6cm" svg:y="13.4cm">
          <text:p text:style-name="P2">Render</text:p>
          <text:p text:style-name="P2">response</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4" draw:text-style-name="P2" draw:layer="layout" draw:type="lines" svg:x1="3.537cm" svg:y1="6.6cm" svg:x2="6.3cm" svg:y2="7.138cm" draw:start-shape="id1" draw:start-glue-point="7" draw:end-shape="id2" draw:end-glue-point="6" svg:d="m3537 6600v502l2262 36h501" svg:viewBox="0 0 2764 539">
          <text:p/>
        </draw:connector>
        <draw:connector draw:style-name="gr4" draw:text-style-name="P2" draw:layer="layout" draw:type="lines" draw:line-skew="0cm -0.002cm" svg:x1="7.712cm" svg:y1="8.3cm" svg:x2="5.539cm" svg:y2="8.801cm" draw:start-shape="id2" draw:start-glue-point="7" draw:end-shape="id3" draw:end-glue-point="9" svg:d="m7712 8300v502l-1673-1h-500" svg:viewBox="0 0 2174 503">
          <text:p/>
        </draw:connector>
        <draw:connector draw:style-name="gr4" draw:text-style-name="P2" draw:layer="layout" draw:type="lines" svg:x1="3.201cm" svg:y1="10.739cm" svg:x2="5.9cm" svg:y2="11.238cm" draw:start-shape="id3" draw:start-glue-point="7" draw:end-shape="id4" draw:end-glue-point="6" svg:d="m3201 10739v502l2198-3h501" svg:viewBox="0 0 2700 503">
          <text:p/>
        </draw:connector>
        <draw:connector draw:style-name="gr4" draw:text-style-name="P2" draw:layer="layout" draw:type="lines" svg:x1="7.462cm" svg:y1="12.4cm" svg:x2="5.3cm" svg:y2="12.962cm" draw:start-shape="id4" draw:start-glue-point="7" draw:end-shape="id5" draw:end-glue-point="9" svg:d="m7462 12400v502l-1660 60h-502" svg:viewBox="0 0 2163 563">
          <text:p/>
        </draw:connector>
        <draw:connector draw:style-name="gr4" draw:text-style-name="P2" draw:layer="layout" draw:type="lines" svg:x1="2.962cm" svg:y1="14.9cm" svg:x2="5.6cm" svg:y2="15.338cm" draw:start-shape="id5" draw:start-glue-point="7" draw:end-shape="id6" draw:end-glue-point="6" svg:d="m2962 14900v502l2137-64h501" svg:viewBox="0 0 2639 503">
          <text:p/>
        </draw:connector>
        <draw:connector draw:style-name="gr4" draw:text-style-name="P2" draw:layer="layout" draw:type="lines" svg:x1="4.4cm" svg:y1="2.3cm" svg:x2="3.9cm" svg:y2="3.7cm" draw:start-shape="id7" draw:end-shape="id1" svg:d="m4400 2300h-501l1 899v501" svg:viewBox="0 0 502 1401">
          <text:p/>
        </draw:connector>
        <draw:custom-shape draw:style-name="gr1" draw:text-style-name="P2" xml:id="id8" draw:id="id8" draw:layer="layout" svg:width="3.9cm" svg:height="1.7cm" svg:x="1.3cm" svg:y="16.2cm">
          <text:p text:style-name="P2"><text:span text:style-name="T2">Response</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2" draw:layer="layout" draw:type="lines" svg:x1="7.162cm" svg:y1="16.5cm" svg:x2="5.2cm" svg:y2="17.05cm" draw:start-shape="id6" draw:start-glue-point="7" draw:end-shape="id8" draw:end-glue-point="1" svg:d="m7162 16500v502l-1460 48h-502" svg:viewBox="0 0 1963 551">
          <text:p/>
        </draw:connector>
        <draw:custom-shape draw:style-name="gr5" draw:text-style-name="P2" draw:layer="layout" svg:width="0.9cm" svg:height="0.9cm" svg:x="5cm" svg:y="3.6cm">
          <text:p text:style-name="P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cm" svg:height="0.9cm" svg:x="9.2cm" svg:y="5.1cm">
          <text:p text:style-name="P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cm" svg:height="0.9cm" svg:x="4.9cm" svg:y="7.6cm">
          <text:p text:style-name="P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cm" svg:height="0.9cm" svg:x="9.1cm" svg:y="9.2cm">
          <text:p text:style-name="P2">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cm" svg:height="0.9cm" svg:x="4.6cm" svg:y="11.6cm">
          <text:p text:style-name="P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cm" svg:height="0.9cm" svg:x="8.8cm" svg:y="13.2cm">
          <text:p text:style-name="P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3cm" svg:height="0.8cm" svg:x="1.3cm" svg:y="19.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2" draw:layer="layout" svg:width="1.3cm" svg:height="0.8cm" svg:x="1.3cm" svg:y="18.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6" draw:text-style-name="P3" draw:layer="layout" svg:width="8.3cm" svg:height="0.806cm" svg:x="2.6cm" svg:y="18.1cm">
          <draw:text-box>
            <text:p text:style-name="P3"><text:span text:style-name="T3">System level phase</text:span></text:p>
          </draw:text-box>
        </draw:frame>
        <draw:frame draw:style-name="gr6" draw:text-style-name="P3" draw:layer="layout" svg:width="8.3cm" svg:height="0.806cm" svg:x="2.5cm" svg:y="19.1cm">
          <draw:text-box>
            <text:p text:style-name="P3"><text:span text:style-name="T3"><text:s/></text:span><text:span text:style-name="T3">Application level phas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7-18T11:11:35</meta:creation-date>
    <dc:date>2013-07-18T12:02:00</dc:date>
    <meta:editing-duration>PT19M52S</meta:editing-duration>
    <meta:editing-cycles>2</meta:editing-cycles>
    <meta:generator>LibreOffice/4.0.3.3$MacOSX_x86 LibreOffice_project/0eaa50a932c8f2199a615e1eb30f7ac74279539</meta:generator>
    <meta:document-statistic meta:object-count="25"/>
  </office:meta>
</office:document-meta>
</file>